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fff6e" officeooo:paragraph-rsid="001fff6e"/>
    </style:style>
    <style:style style:name="P2" style:family="paragraph" style:parent-style-name="Text_20_body">
      <style:text-properties officeooo:rsid="001fff6e" officeooo:paragraph-rsid="001fff6e"/>
    </style:style>
    <style:style style:name="P3" style:family="paragraph" style:parent-style-name="Text_20_body">
      <style:text-properties officeooo:paragraph-rsid="001fff6e"/>
    </style:style>
    <style:style style:name="P4" style:family="paragraph" style:parent-style-name="Text_20_body">
      <style:text-properties officeooo:rsid="0021d8f1" officeooo:paragraph-rsid="0021d8f1"/>
    </style:style>
    <style:style style:name="P5" style:family="paragraph" style:parent-style-name="Text_20_body">
      <style:text-properties officeooo:rsid="0023336c" officeooo:paragraph-rsid="0023336c"/>
    </style:style>
    <style:style style:name="P6" style:family="paragraph" style:parent-style-name="Heading_20_2">
      <style:text-properties officeooo:rsid="001fff6e" officeooo:paragraph-rsid="001fff6e"/>
    </style:style>
    <style:style style:name="T1" style:family="text">
      <style:text-properties officeooo:rsid="001fff6e"/>
    </style:style>
    <style:style style:name="T2" style:family="text">
      <style:text-properties officeooo:rsid="0021d8f1"/>
    </style:style>
    <style:style style:name="T3" style:family="text">
      <style:text-properties officeooo:rsid="002333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õppraport</text:p>
      <text:h text:style-name="P6" text:outline-level="2">Meeskond</text:h>
      <text:p text:style-name="P2">Mattias Kõosalu – programmeerimisele orienteeritud</text:p>
      <text:p text:style-name="P2">Roman Holvason – kujundusele orienteeritud</text:p>
      <text:p text:style-name="P2">Mihhail Kabrits – sebija, kujundusele orienteeritud</text:p>
      <text:h text:style-name="P6" text:outline-level="2">Teema</text:h>
      <text:p text:style-name="P2">Tegime animatsioonid <text:span text:style-name="T2">laiendatud </text:span>kivi-käärid-paber mängule. <text:span text:style-name="T2">Eesmärk on võita tavalisi kivi-käärid-paber mänge 25 rohkem korda kui kaotada. </text:span>Kui kasutaja on rohkem <text:span text:style-name="T2">võitnud </text:span>kui kaotanud, siis kogub kasutaja tähti ja kaotab neid kaotuse korral. Sarnaselt kui on rohkem kaotatud kogub kasutaja hal<text:span text:style-name="T2">vustavaid</text:span> pöidlaid. <text:span text:style-name="T2">Kogu mängu võitmisel </text:span>kuvatakse muljet avaldav animatsioon. <text:span text:style-name="T3">Kogu mängu kaotamisel kuvatakse kurb animatsioon.</text:span></text:p>
      <text:h text:style-name="P6" text:outline-level="2">Töö käik</text:h>
      <text:p text:style-name="P4">Kõik tegid, mida tahtsid. <text:span text:style-name="T3">Kuna meeskond on sama kui eelmises projektis, siis aimasime, mis ülesanded kellelegi paremini sobivad. Töö käik kujunes selliseks, et kasutasime eelmise projekti rolle, aga suhtusime rollidesse vabamalt.</text:span></text:p>
      <text:p text:style-name="P5">Osa tööd tegime grupiga ühes ruumis olles. Leppisime alguses kokku teemas ja umbkaudses kujunduses. Lõpu poole kohendasime kujundust ja valisime hääli.</text:p>
      <text:h text:style-name="P6" text:outline-level="2">Tehnoloogiad</text:h>
      <text:p text:style-name="P4">animate.css</text:p>
      <text:h text:style-name="P6" text:outline-level="2">URL</text:h>
      <text:p text:style-name="P3"><text:a xlink:type="simple" xlink:href="http://dijkstra.cs.ttu.ee/~Mihhail.Kabrits/kl-g2" text:style-name="Internet_20_link" text:visited-style-name="Visited_20_Internet_20_Link"><text:span text:style-name="T1">http://dijkstra.cs.ttu.ee/~Mihhail.Kabrits/kl-g2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34:42.725686375</meta:creation-date>
    <meta:editing-duration>PT36M8S</meta:editing-duration>
    <meta:editing-cycles>6</meta:editing-cycles>
    <meta:generator>LibreOffice/5.3.1.2$Linux_X86_64 LibreOffice_project/30m0$Build-2</meta:generator>
    <dc:date>2017-04-10T17:16:15.626566447</dc:date>
    <meta:document-statistic meta:table-count="0" meta:image-count="0" meta:object-count="0" meta:page-count="1" meta:paragraph-count="14" meta:word-count="128" meta:character-count="1047" meta:non-whitespace-character-count="930"/>
  </office:meta>
</office:document-meta>
</file>